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BC000002CBAD5F7E5B8B3FC21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Termes" svg:font-family="'TeX Gyre Termes'" style:font-pitch="variable"/>
    <style:font-face style:name="TexMaths Symbols" svg:font-family="'TexMaths Symbols'" style:font-pitch="variable"/>
    <style:font-face style:name="TexMaths Symbols1" svg:font-family="'TexMaths Symbols'"/>
    <style:font-face style:name="ヒラギノ角ゴ Pro W3" svg:font-family="'ヒラギノ角ゴ Pro W3'"/>
    <style:font-face style:name="ヒラギノ角ゴ Pro W31" svg:font-family="'ヒラギノ角ゴ Pro W3'" style:font-pitch="variable"/>
    <style:font-face style:name="ヒラギノ角ゴ Pro W32" svg:font-family="'ヒラギノ角ゴ Pro W3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bf57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27cm" fo:min-width="21.2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261cm" fo:padding-top="0cm" fo:padding-bottom="0cm" fo:padding-left="0cm" fo:padding-right="0cm" fo:wrap-option="no-wrap" draw:shadow="hidden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27cm" fo:min-width="21.2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65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7.75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0.7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0.613cm" loext:decorative="false"/>
      <style:paragraph-properties style:writing-mode="lr-tb"/>
    </style:style>
    <style:style style:name="pr1" style:family="presentation" style:parent-style-name="Default_20_6-notes" style:list-style-name="L4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_20_6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efault_20_6-title">
      <style:graphic-properties fo:min-height="0.822cm" loext:decorative="false"/>
      <style:paragraph-properties style:writing-mode="lr-tb"/>
    </style:style>
    <style:style style:name="pr4" style:family="presentation" style:parent-style-name="Default_20_6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_20_6-notes" style:list-style-name="L4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efault_20_6-title">
      <style:graphic-properties fo:min-height="0.636cm" loext:decorative="false"/>
      <style:paragraph-properties style:writing-mode="lr-tb"/>
    </style:style>
    <style:style style:name="pr7" style:family="presentation" style:parent-style-name="Default_20_6-title" style:list-style-name="L1">
      <style:graphic-properties fo:min-height="0.829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3" style:family="paragraph">
      <loext:graphic-properties draw:fill="none"/>
      <style:paragraph-properties fo:margin-left="0cm" fo:margin-right="0cm" fo:margin-top="0.353cm" fo:margin-bottom="0cm" fo:line-height="5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6" style:family="paragraph"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>
        <style:tab-stops/>
      </style:paragraph-properties>
      <style:text-properties fo:font-size="15pt" style:font-size-asian="15pt" style:font-size-complex="15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5pt" style:font-size-asian="15pt" style:font-size-complex="15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9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 loext:tab-stop-distance="0cm">
        <style:tab-stops>
          <style:tab-stop style:position="1.119cm"/>
        </style:tab-stops>
      </style:paragraph-properties>
    </style:style>
    <style:style style:name="P13" style:family="paragraph">
      <style:paragraph-properties fo:margin-left="0cm" fo:margin-right="0cm" fo:margin-top="0.254cm" fo:margin-bottom="0cm" fo:text-indent="0cm" loext:tab-stop-distance="0cm">
        <style:tab-stops>
          <style:tab-stop style:position="1.119cm"/>
        </style:tab-stops>
      </style:paragraph-properties>
    </style:style>
    <style:style style:name="P14" style:family="paragraph">
      <style:paragraph-properties fo:margin-top="0.254cm" fo:margin-bottom="0cm" loext:tab-stop-distance="0cm">
        <style:tab-stops>
          <style:tab-stop style:position="1.119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119cm"/>
        </style:tab-stops>
      </style:paragraph-properties>
      <style:text-properties style:font-name="Liberation Sans" fo:font-size="14pt" style:letter-kerning="true" style:font-name-asian="Noto Sans CJK SC" style:font-size-asian="14pt" style:font-name-complex="Lohit Devanagari" style:font-size-complex="14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>
        <style:tab-stops/>
      </style:paragraph-properties>
      <style:text-properties fo:font-size="4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48pt" fo:hyphenate="false"/>
    </style:style>
    <style:style style:name="P19" style:family="paragraph">
      <style:text-properties fo:font-size="18pt"/>
    </style:style>
    <style:style style:name="P20" style:family="paragraph">
      <loext:graphic-properties draw:fill="none"/>
      <style:text-properties fo:font-variant="normal" fo:text-transform="none" fo:font-size="18pt" fo:font-weight="normal" style:font-weight-asian="normal" style:font-weight-complex="normal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paragraph-properties fo:margin-top="0.533cm" fo:margin-bottom="0cm"/>
    </style:style>
    <style:style style:name="P23" style:family="paragraph">
      <loext:graphic-properties draw:fill="none" draw:fill-color="#ffffff"/>
      <style:paragraph-properties fo:margin-top="0.533cm" fo:margin-bottom="0cm"/>
    </style:style>
    <style:style style:name="P24" style:family="paragraph">
      <style:paragraph-properties fo:margin-top="0cm" fo:margin-bottom="0cm" loext:tab-stop-distance="0cm">
        <style:tab-stops/>
      </style:paragraph-properties>
    </style:style>
    <style:style style:name="P25" style:family="paragraph">
      <style:paragraph-properties fo:margin-left="0cm" fo:margin-right="0cm" fo:margin-top="0.533cm" fo:margin-bottom="0cm" fo:line-height="100%" fo:text-indent="0cm"/>
    </style:style>
    <style:style style:name="P26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27" style:family="paragraph">
      <style:paragraph-properties fo:margin-left="0cm" fo:margin-right="0cm" fo:margin-top="0cm" fo:margin-bottom="0cm" fo:line-height="100%" fo:text-indent="0cm" loext:tab-stop-distance="0cm">
        <style:tab-stops>
          <style:tab-stop style:position="1.273cm"/>
        </style:tab-stops>
      </style:paragraph-properties>
    </style:style>
    <style:style style:name="P28" style:family="paragraph">
      <style:paragraph-properties fo:margin-top="0.533cm" fo:margin-bottom="0cm" loext:tab-stop-distance="0cm">
        <style:tab-stops>
          <style:tab-stop style:position="1.266cm"/>
        </style:tab-stops>
      </style:paragraph-properties>
    </style:style>
    <style:style style:name="P29" style:family="paragraph">
      <style:paragraph-properties fo:margin-top="0cm" fo:margin-bottom="0cm" loext:tab-stop-distance="0cm">
        <style:tab-stops>
          <style:tab-stop style:position="1.266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indent="0cm" loext:tab-stop-distance="0cm">
        <style:tab-stops>
          <style:tab-stop style:position="1.266cm"/>
        </style:tab-stops>
      </style:paragraph-properties>
    </style:style>
    <style:style style:name="P31" style:family="paragraph">
      <style:paragraph-properties loext:tab-stop-distance="0cm">
        <style:tab-stops>
          <style:tab-stop style:position="1.266cm"/>
        </style:tab-stops>
      </style:paragraph-properties>
    </style:style>
    <style:style style:name="P32" style:family="paragraph">
      <loext:graphic-properties draw:fill="none" draw:fill-color="#ffffff"/>
      <style:paragraph-properties fo:margin-top="0.533cm" fo:margin-bottom="0cm" loext:tab-stop-distance="0cm">
        <style:tab-stops>
          <style:tab-stop style:position="1.266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1pt" fo:font-weight="bold" style:font-size-asian="21pt" style:font-weight-asian="bold" style:font-size-complex="21pt" style:font-weight-complex="bold" fo:hyphenate="false"/>
    </style:style>
    <style:style style:name="T1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10.5pt" fo:letter-spacing="normal" fo:language="en" fo:country="US" fo:font-style="normal" style:text-underline-style="none" fo:font-weight="normal" fo:background-color="transparent" style:font-name-asian="Arial2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T2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12pt" fo:letter-spacing="normal" fo:language="en" fo:country="US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26pt" fo:letter-spacing="normal" fo:language="en" fo:country="US" fo:font-style="normal" style:text-underline-style="none" fo:font-weight="bold" fo:background-color="transparent" style:font-name-asian="Arial Black1" style:font-size-asian="26pt" style:font-style-asian="normal" style:font-weight-asian="bold" style:font-name-complex="Arial Black1" style:font-size-complex="26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ヒラギノ角ゴ Pro W3" style:font-size-asian="12pt" style:font-style-asian="normal" style:font-weight-asian="normal" style:font-name-complex="ヒラギノ角ゴ Pro W3" style:font-size-complex="1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style:font-name="Liberation Sans" fo:font-size="12pt" fo:font-weight="bold" style:letter-kerning="true" style:font-name-asian="Noto Sans CJK SC" style:font-size-asian="12pt" style:font-weight-asian="bold" style:font-name-complex="Lohit Devanagari" style:font-size-complex="12pt" style:font-weight-complex="bold"/>
    </style:style>
    <style:style style:name="T6" style:family="text"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Arial Black1" style:font-size-asian="32pt" style:font-style-asian="normal" style:font-weight-asian="bold" style:font-name-complex="Arial Black1" style:font-size-complex="32pt" style:font-style-complex="normal" style:font-weight-complex="bold"/>
    </style:style>
    <style:style style:name="T11" style:family="text">
      <style:text-properties fo:font-variant="normal" fo:text-transform="none" fo:color="#bf5700" loext:opacity="100%" style:text-outline="false" style:text-line-through-style="none" style:text-line-through-type="none" style:text-position="0% 100%" style:font-name="Arial Black1" fo:font-size="24pt" fo:letter-spacing="normal" fo:language="en" fo:country="US" fo:font-style="italic" style:text-underline-style="none" fo:font-weight="normal" fo:background-color="transparent" style:font-name-asian="Arial Black1" style:font-size-asian="24pt" style:font-style-asian="italic" style:font-weight-asian="normal" style:font-name-complex="Arial Black1" style:font-size-complex="24pt" style:font-style-complex="italic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TeX Gyre Termes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4" style:family="text">
      <style:text-properties style:font-name="TeX Gyre Termes" style:font-name-asian="TexMaths Symbols1" style:font-name-complex="TexMaths Symbols1"/>
    </style:style>
    <style:style style:name="T15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f57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6" presentation:presentation-page-layout-name="AL1T11">
        <office:forms form:automatic-focus="false" form:apply-design-mode="false"/>
        <draw:connector draw:name="Straight Connector 4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14" draw:style-name="gr2" draw:text-style-name="P3" draw:layer="layout" svg:width="21.907cm" svg:height="1.269cm" svg:x="1.524cm" svg:y="11.429cm">
          <text:p text:style-name="P2"><text:span text:style-name="T1">Renato poli (rep26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5" draw:style-name="gr3" draw:text-style-name="P5" draw:layer="layout" svg:width="21.745cm" svg:height="1.08cm" svg:x="1.524cm" svg:y="1.269cm">
          <text:p text:style-name="P4"><text:span text:style-name="T2">Dec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5" draw:style-name="gr4" draw:text-style-name="P7" draw:layer="layout" svg:width="21.907cm" svg:height="4.867cm" svg:x="1.397cm" svg:y="3.333cm">
          <text:p text:style-name="P6"><text:span text:style-name="T3">Tracks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6" draw:style-name="gr5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5" draw:style-name="gr6" draw:layer="layout" svg:width="17.232cm" svg:height="9.696cm" svg:x="0.908cm" svg:y="1.945cm" draw:page-number="1" presentation:class="page"/>
          <draw:frame draw:name="Notes Placeholder 6" presentation:style-name="pr1" draw:text-style-name="P9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6" presentation:style-name="pr2" draw:text-style-name="P11" draw:layer="layout" svg:width="8.254cm" svg:height="1.293cm" svg:x="10.791cm" svg:y="24.574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2" draw:style-name="dp2" draw:master-page-name="Default_20_6" presentation:presentation-page-layout-name="AL1T11">
        <office:forms form:automatic-focus="false" form:apply-design-mode="false"/>
        <draw:frame presentation:style-name="pr3" draw:layer="layout" svg:width="18.415cm" svg:height="0.822cm" svg:x="0.635cm" svg:y="0cm" presentation:class="title">
          <draw:text-box>
            <text:p>TRACKS</text:p>
          </draw:text-box>
        </draw:frame>
        <draw:frame draw:style-name="gr7" draw:text-style-name="P15" draw:layer="layout" svg:width="24.565cm" svg:height="12.261cm" svg:x="0.5cm" svg:y="1.074cm">
          <draw:text-box>
            <text:p text:style-name="P12"><text:span text:style-name="T5">TRACK #1 – Flow in fractured media</text:span></text:p>
            <text:p text:style-name="P12"><text:span text:style-name="T5"><text:tab/></text:span><text:span text:style-name="T5">EDFM/CEDFM/PEDFM</text:span></text:p>
            <text:p text:style-name="P12"><text:span text:style-name="T5"><text:tab/></text:span><text:span text:style-name="T5">Comparison of the techniques.</text:span></text:p>
            <text:p text:style-name="P12"><text:span text:style-name="T5"><text:tab/></text:span><text:span text:style-name="T5">Seems a good starting point for learning the code, getting something published, and moving forward.</text:span></text:p>
            <text:p text:style-name="P13"><text:span text:style-name="T6">TRACK #2 – Fracture propagation</text:span></text:p>
            <text:p text:style-name="P12"><text:span text:style-name="T6"><text:tab/></text:span><text:span text:style-name="T6">Long-term thermo-hydraulic fracture propagation without predefined fracture track</text:span></text:p>
            <text:p text:style-name="P12"><text:span text:style-name="T6"><text:tab/></text:span><text:span text:style-name="T6">Can EDFM be extended to fracture propagation?</text:span></text:p>
            <text:p text:style-name="P12"><text:span text:style-name="T6"><text:tab/></text:span><text:span text:style-name="T6">Check SBFEM</text:span></text:p>
            <text:p text:style-name="P14"><text:span text:style-name="T7">TRACK #3 – Salt rock mechanics</text:span></text:p>
            <text:p text:style-name="P12"><text:span text:style-name="T5"><text:tab/></text:span><text:span text:style-name="T5">THM modeling of salt geomechanics (elasticity, plasticity, creep)</text:span></text:p>
            <text:p text:style-name="P12"><text:span text:style-name="T5"><text:tab/></text:span><text:span text:style-name="T5">Apply to fracture containment, caverns, drilling, well abandonment, etc</text:span></text:p>
            <text:p text:style-name="P14"><text:span text:style-name="T8">TRACK #4 – </text:span><text:span text:style-name="T5">Homogenization of mechanical parameters</text:span></text:p>
            <text:p text:style-name="P12"><text:span text:style-name="T5"><text:tab/></text:span><text:span text:style-name="T5">Wrap up of the results and publish</text:span></text:p>
            <text:p text:style-name="P12"><text:span text:style-name="T5"><text:tab/></text:span><text:span text:style-name="T5">Need some thorough validation, comparison analytical results and to expand to other parameters.</text:span></text:p>
            <text:p text:style-name="P12"><text:span text:style-name="T5"><text:tab/></text:span><text:span text:style-name="T5">Writing paper with Prof Espinoza</text:span></text:p>
            <text:p text:style-name="P14"><text:span text:style-name="T9">TRACK #5 – Computational performance</text:span></text:p>
            <text:p text:style-name="P12"><text:span text:style-name="T6"><text:tab/></text:span><text:span text:style-name="T6">Computational and mathematics improvement for overall simulation performance.</text:span></text:p>
            <text:p text:style-name="P12"><text:span text:style-name="T6"><text:tab/></text:span><text:span text:style-name="T6">Codesign and building applications for specific architectures are something</text:span></text:p>
            <text:p text:style-name="P12"><text:span text:style-name="T6"><text:tab/></text:span><text:span text:style-name="T6">I've been willing to work on for a long time.</text:span></text:p>
            <text:p text:style-name="P14"><text:span text:style-name="T9">TRACK #6 – Multiscale data assimilation</text:span></text:p>
            <text:p text:style-name="P12"><text:span text:style-name="T6"><text:tab/></text:span><text:span text:style-name="T6">Lab-to-field scale modeling, digital rocks, relative permeability, fingering etc</text:span></text:p>
            <text:p text:style-name="P12"><text:span text:style-name="T6"><text:tab/></text:span><text:span text:style-name="T6">Translating capillary pressure to relative permeability</text:span></text:p>
            <text:p text:style-name="P12"><text:span text:style-name="T6"><text:tab/></text:span><text:span text:style-name="T6">Interface between models in different scal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6" presentation:presentation-page-layout-name="AL1T11">
        <office:forms form:automatic-focus="false" form:apply-design-mode="false"/>
        <draw:connector draw:name="Straight Connector 9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9" draw:style-name="gr8" draw:text-style-name="P3" draw:layer="layout" svg:width="21.907cm" svg:height="1.269cm" svg:x="1.524cm" svg:y="11.429cm">
          <text:p text:style-name="P2"><text:span text:style-name="T1">Renato poli (rep26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9" draw:style-name="gr9" draw:text-style-name="P5" draw:layer="layout" svg:width="21.745cm" svg:height="1.08cm" svg:x="1.524cm" svg:y="1.269cm">
          <text:p text:style-name="P4"><text:span text:style-name="T2">Dec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7" draw:style-name="gr10" draw:text-style-name="P18" draw:layer="layout" svg:width="21.907cm" svg:height="4.867cm" svg:x="1.397cm" svg:y="3.333cm">
          <text:p text:style-name="P17"><text:span text:style-name="T10">RESEARCH PLAN AND BRAINSTOR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9" draw:style-name="gr11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3.335cm" svg:height="1.905cm" svg:x="1.905cm" svg:y="8.89cm">
          <draw:text-box>
            <text:p text:style-name="P19"><text:span text:style-name="T11">notes and remarks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6" draw:layer="layout" svg:width="17.232cm" svg:height="9.696cm" svg:x="0.908cm" svg:y="1.945cm" draw:page-number="3" presentation:class="page"/>
          <draw:frame draw:name="Notes Placeholder 2" presentation:style-name="pr5" draw:text-style-name="P9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93cm" svg:x="10.791cm" svg:y="24.574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4" draw:style-name="dp2" draw:master-page-name="Default_20_6" presentation:presentation-page-layout-name="AL1T11">
        <office:forms form:automatic-focus="false" form:apply-design-mode="false"/>
        <draw:frame presentation:style-name="pr6" draw:text-style-name="P21" draw:layer="layout" svg:width="22.435cm" svg:height="0.636cm" svg:x="0.405cm" svg:y="0.128cm" presentation:class="title" presentation:user-transformed="true">
          <draw:text-box>
            <text:p><text:span text:style-name="T12">MACRO TOPICS</text:span></text:p>
          </draw:text-box>
        </draw:frame>
        <draw:frame draw:style-name="gr13" draw:text-style-name="P23" draw:layer="layout" svg:width="19.05cm" svg:height="8.004cm" svg:x="0.635cm" svg:y="1.27cm">
          <draw:text-box>
            <text:p text:style-name="P22"><text:span text:style-name="T13">Fractures</text:span></text:p>
            <text:p text:style-name="P22"><text:span text:style-name="T13">Salt geomechanics</text:span></text:p>
            <text:p text:style-name="P22"><text:span text:style-name="T13">Numerics and speedup</text:span></text:p>
            <text:p text:style-name="P22"><text:span text:style-name="T13">Multiphase flow and multiscale data assimilation</text:span></text:p>
            <text:p text:style-name="P22"><text:span text:style-name="T13"/></text:p>
          </draw:text-box>
        </draw:frame>
        <presentation:notes draw:style-name="dp3">
          <draw:page-thumbnail draw:style-name="gr6" draw:layer="layout" svg:width="0.001cm" svg:height="0.002cm" svg:x="0.004cm" svg:y="0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2" draw:master-page-name="Default_20_6" presentation:presentation-page-layout-name="AL1T11">
        <office:forms form:automatic-focus="false" form:apply-design-mode="false"/>
        <draw:frame presentation:style-name="pr6" draw:text-style-name="P21" draw:layer="layout" svg:width="22.435cm" svg:height="0.636cm" svg:x="0.405cm" svg:y="0.128cm" presentation:class="title" presentation:user-transformed="true">
          <draw:text-box>
            <text:p><text:span text:style-name="T12">FRACTURES</text:span></text:p>
          </draw:text-box>
        </draw:frame>
        <draw:frame draw:style-name="gr14" draw:text-style-name="P23" draw:layer="layout" svg:width="24.13cm" svg:height="10.96cm" svg:x="0.635cm" svg:y="1.27cm">
          <draw:text-box>
            <text:p text:style-name="P22"><text:span text:style-name="T13">Flow/heat</text:span></text:p>
            <text:p text:style-name="P24"><text:span text:style-name="T13"><text:tab/></text:span><text:span text:style-name="T13">EDFM</text:span></text:p>
            <text:p text:style-name="P24"><text:span text:style-name="T13"><text:tab/></text:span><text:span text:style-name="T13">CEDFM – Conforming discrete fracture model</text:span></text:p>
            <text:p text:style-name="P24"><text:span text:style-name="T13"><text:tab/></text:span><text:span text:style-name="T13">pEDFM – projection based embedded discrete fracture model</text:span></text:p>
            <text:p text:style-name="P24"><text:span text:style-name="T13"/></text:p>
            <text:p text:style-name="P25"><text:span text:style-name="T13">Mechanics</text:span></text:p>
            <text:p text:style-name="P26"><text:span text:style-name="T13"><text:tab/></text:span><text:span text:style-name="T13">Elastic</text:span></text:p>
            <text:p text:style-name="P26"><text:span text:style-name="T13"><text:tab/></text:span><text:span text:style-name="T13">Homogeneization – mech model for fractured media</text:span></text:p>
            <text:p text:style-name="P26"><text:span text:style-name="T13"><text:tab/></text:span><text:span text:style-name="T13"><text:tab/></text:span><text:span text:style-name="T13">Upscaling of biot, skempton, shear modulus etc</text:span></text:p>
            <text:p text:style-name="P26"><text:span text:style-name="T13"><text:tab/></text:span><text:span text:style-name="T13">Plasticity</text:span></text:p>
            <text:p text:style-name="P26"><text:span text:style-name="T13"><text:tab/></text:span><text:span text:style-name="T13">Thermal fracture nucleation near wellbore</text:span></text:p>
            <text:p text:style-name="P27"><text:span text:style-name="T13"/></text:p>
          </draw:text-box>
        </draw:frame>
        <presentation:notes draw:style-name="dp4">
          <draw:page-thumbnail draw:style-name="gr6" draw:layer="layout" svg:width="0.001cm" svg:height="0.002cm" svg:x="0.004cm" svg:y="0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2" draw:master-page-name="Default_20_6" presentation:presentation-page-layout-name="AL1T11">
        <office:forms form:automatic-focus="false" form:apply-design-mode="false"/>
        <draw:frame presentation:style-name="pr6" draw:text-style-name="P21" draw:layer="layout" svg:width="22.435cm" svg:height="0.636cm" svg:x="0.405cm" svg:y="0.128cm" presentation:class="title" presentation:user-transformed="true">
          <draw:text-box>
            <text:p><text:span text:style-name="T12">SALT MECHANICS</text:span></text:p>
          </draw:text-box>
        </draw:frame>
        <draw:frame draw:style-name="gr15" draw:text-style-name="P32" draw:layer="layout" svg:width="24.13cm" svg:height="10.863cm" svg:x="0.635cm" svg:y="1.27cm">
          <draw:text-box>
            <text:p text:style-name="P28"><text:span text:style-name="T13">Physiscs: creep, fracture, stress relaxation, long term conformation (geologic time)</text:span></text:p>
            <text:p text:style-name="P28"><text:span text:style-name="T13">Large strains model</text:span></text:p>
            <text:p text:style-name="P28"><text:span text:style-name="T13">Risk assessment </text:span></text:p>
            <text:p text:style-name="P29"><text:span text:style-name="T13"><text:tab/></text:span><text:span text:style-name="T13">Analyze worst case scenarios, use of safety coefficients</text:span></text:p>
            <text:p text:style-name="P28"><text:span text:style-name="T13">Mechanic dynamic of salt targetting process optimization</text:span></text:p>
            <text:p text:style-name="P30"><text:span text:style-name="T13"><text:tab/></text:span><text:span text:style-name="T13">Uncertainty analysis to support design decisions</text:span></text:p>
            <text:p text:style-name="P30"><text:span text:style-name="T13"><text:tab/></text:span><text:span text:style-name="T13">Fractures, deviatoric strain relaxation</text:span></text:p>
            <text:p text:style-name="P28"><text:span text:style-name="T13">Specific applications – case study</text:span></text:p>
            <text:p text:style-name="P31"><text:span text:style-name="T13"><text:tab/></text:span><text:span text:style-name="T14">Salt caverns</text:span></text:p>
            <text:p text:style-name="P31"><text:span text:style-name="T14"><text:tab/></text:span><text:span text:style-name="T14">Salt as a c</text:span><text:span text:style-name="T13">aprock</text:span></text:p>
          </draw:text-box>
        </draw:frame>
        <presentation:notes draw:style-name="dp4">
          <draw:page-thumbnail draw:style-name="gr6" draw:layer="layout" svg:width="0.001cm" svg:height="0.002cm" svg:x="0.004cm" svg:y="0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2" draw:master-page-name="Default_20_6" presentation:presentation-page-layout-name="AL1T11">
        <office:forms form:automatic-focus="false" form:apply-design-mode="false"/>
        <draw:frame presentation:style-name="pr7" draw:text-style-name="P34" draw:layer="layout" svg:width="21.82cm" svg:height="0.829cm" svg:x="0.635cm" svg:y="-0.004cm" presentation:class="title" presentation:user-transformed="true">
          <draw:text-box>
            <text:p text:style-name="P33"><text:span text:style-name="T15">Multiphase flow and multiscale data assimilation</text:span></text:p>
          </draw:text-box>
        </draw:frame>
        <draw:frame draw:style-name="gr13" draw:text-style-name="P23" draw:layer="layout" svg:width="22.225cm" svg:height="8.004cm" svg:x="0.636cm" svg:y="1.27cm">
          <draw:text-box>
            <text:p text:style-name="P25"><text:span text:style-name="T13">Multiphase pore scale simulation</text:span></text:p>
            <text:p text:style-name="P22"><text:span text:style-name="T13">Numerical simulation of intermediate scales</text:span></text:p>
            <text:p text:style-name="P22"><text:span text:style-name="T13">Models and parameters tying the different scales</text:span></text:p>
            <text:p text:style-name="P22"><text:span text:style-name="T13">Assimilation of laboratory data</text:span></text:p>
            <text:p text:style-name="P22"><text:span text:style-name="T13">Guidance of the laboratory practice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0.001cm" svg:height="0.001cm" svg:x="0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Termes" svg:font-family="'TeX Gyre Termes'" style:font-pitch="variable"/>
    <style:font-face style:name="TexMaths Symbols" svg:font-family="'TexMaths Symbols'" style:font-pitch="variable"/>
    <style:font-face style:name="TexMaths Symbols1" svg:font-family="'TexMaths Symbols'"/>
    <style:font-face style:name="ヒラギノ角ゴ Pro W3" svg:font-family="'ヒラギノ角ゴ Pro W3'"/>
    <style:font-face style:name="ヒラギノ角ゴ Pro W31" svg:font-family="'ヒラギノ角ゴ Pro W3'" style:font-pitch="variable"/>
    <style:font-face style:name="ヒラギノ角ゴ Pro W32" svg:font-family="'ヒラギノ角ゴ Pro W3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be5700" draw:end-color="#f7961f" draw:start-intensity="100%" draw:end-intensity="100%" draw:angle="90deg" draw:border="0%">
      <loext:gradient-stop svg:offset="0" loext:color-type="rgb" loext:color-value="#be5700"/>
      <loext:gradient-stop svg:offset="1" loext:color-type="rgb" loext:color-value="#f7961f"/>
    </draw:gradient>
    <draw:gradient draw:name="Gradient_20_9" draw:display-name="Gradient 9" draw:style="linear" draw:start-color="#f7961f" draw:end-color="#ffffff" draw:start-intensity="100%" draw:end-intensity="100%" draw:angle="90deg" draw:border="0%">
      <loext:gradient-stop svg:offset="0" loext:color-type="rgb" loext:color-value="#f7961f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visible" draw:shadow-offset-x="0.025cm" draw:shadow-offset-y="0.025cm" draw:shadow-color="#808080" loext:shadow-blur="0.035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shadow="visible" draw:shadow-offset-x="0.051cm" draw:shadow-offset-y="0.051cm" loext:shadow-blur="0.106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shadow="visible" draw:shadow-offset-x="0.203cm" draw:shadow-offset-y="0.203cm" loext:shadow-blur="0.388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3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_20_and_20_Content-background" style:display-name="Title and Content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18pt" style:font-style-asian="normal" style:font-weight-asian="normal" style:font-name-complex="Arial2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name-asian="ヒラギノ角ゴ Pro W3" style:font-family-asian="'ヒラギノ角ゴ Pro W3'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name-asian="ヒラギノ角ゴ Pro W3" style:font-family-asian="'ヒラギノ角ゴ Pro W3'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name-asian="ヒラギノ角ゴ Pro W3" style:font-family-asian="'ヒラギノ角ゴ Pro W3'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e57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24pt" style:font-style-asian="normal" style:font-weight-asian="normal" style:font-name-complex="Arial2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background" style:display-name="Default 6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number text:level="1" style:num-format="">
            <style:list-level-properties/>
            <style:text-properties style:use-window-font-color="true" fo:font-size="35%"/>
          </text:list-level-style-number>
          <text:list-level-style-bullet text:level="2" text:bullet-char="•">
            <style:list-level-properties text:space-before="0.686cm" text:min-label-width="0.254cm"/>
            <style:text-properties fo:font-family="OpenSymbol" style:font-style-name="Regular" style:use-window-font-color="true" fo:font-size="70%"/>
          </text:list-level-style-bullet>
          <text:list-level-style-bullet text:level="3" text:bullet-char="●">
            <style:list-level-properties text:space-before="1.524cm" text:min-label-width="0.254cm"/>
            <style:text-properties fo:font-family="OpenSymbol" style:use-window-font-color="true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language="en" fo:country="US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Arial1" fo:font-family="Arial" style:font-family-generic="swiss" style:font-pitch="variable" fo:font-size="13pt" fo:letter-spacing="normal" fo:font-style="normal" style:text-underline-style="none" fo:font-weight="normal" fo:background-color="transparent" style:font-name-asian="ヒラギノ角ゴ Pro W3" style:font-family-asian="'ヒラギノ角ゴ Pro W3'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style:text-outline="false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fo:background-color="transparent" style:font-name-asian="ヒラギノ角ゴ Pro W3" style:font-family-asian="'ヒラギノ角ゴ Pro W3'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style:text-outline="false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fo:background-color="transparent" style:font-name-asian="ヒラギノ角ゴ Pro W3" style:font-family-asian="'ヒラギノ角ゴ Pro W3'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bold" style:letter-kerning="true" fo:background-color="transparent" style:font-name-asian="ヒラギノ角ゴ Pro W3" style:font-family-asian="'ヒラギノ角ゴ Pro W3'" style:font-size-asian="24pt" style:font-style-asian="normal" style:font-weight-asian="bold" style:font-name-complex="Arial2" style:font-family-complex="Arial" style:font-size-complex="24pt" style:font-style-complex="normal" style:font-weight-complex="bold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872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backgroundobjects">
      <style:graphic-properties draw:stroke="none" draw:fill="gradient" draw:fill-color="#be5700" draw:fill-gradient-name="Gradient_20_7" draw:opacity="100%" draw:textarea-vertical-align="middle" draw:auto-grow-height="false" fo:min-height="0.822cm" fo:min-width="19.665cm" loext:decorative="false"/>
    </style:style>
    <style:style style:name="Mpr2" style:family="presentation" style:parent-style-name="Title_20_and_20_Content-backgroundobjects">
      <style:graphic-properties draw:stroke="none" draw:fill="gradient" draw:fill-color="#be5700" draw:fill-gradient-name="Gradient_20_9" draw:opacity="100%" draw:textarea-vertical-align="middle" draw:auto-grow-height="false" fo:min-height="0.822cm" fo:min-width="3.155cm" loext:decorative="false"/>
    </style:style>
    <style:style style:name="Mpr3" style:family="presentation" style:parent-style-name="Title_20_and_20_Content-title" style:list-style-name="M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6-backgroundobjects">
      <style:graphic-properties draw:stroke="none" draw:fill="gradient" draw:fill-color="#be5700" draw:fill-gradient-name="Gradient_20_7" draw:opacity="100%" draw:textarea-vertical-align="middle" draw:auto-grow-height="false" fo:min-height="0.822cm" fo:min-width="19.665cm" loext:decorative="false"/>
    </style:style>
    <style:style style:name="Mpr8" style:family="presentation" style:parent-style-name="Default_20_6-backgroundobjects">
      <style:graphic-properties draw:stroke="none" draw:fill="gradient" draw:fill-color="#be5700" draw:fill-gradient-name="Gradient_20_9" draw:opacity="100%" draw:textarea-vertical-align="middle" draw:auto-grow-height="false" fo:min-height="0.822cm" fo:min-width="3.155cm" loext:decorative="false"/>
    </style:style>
    <style:style style:name="Mpr9" style:family="presentation" style:parent-style-name="Default_20_6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be5700" draw:fill-gradient-name="Gradient_20_7" draw:opacity="100%"/>
      <style:paragraph-properties fo:text-align="center"/>
      <style:text-properties fo:font-size="16pt"/>
    </style:style>
    <style:style style:name="MP6" style:family="paragraph">
      <loext:graphic-properties draw:fill="gradient" draw:fill-color="#be5700" draw:fill-gradient-name="Gradient_20_9" draw:opacity="100%"/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color="#ffffff" loext:opacity="100%" fo:font-size="16pt" style:font-size-asian="10.5pt" style:font-size-complex="10.5pt" fo:hyphenate="false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 style:font-size-asian="21pt" style:font-size-complex="21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style:font-size-asian="21pt" style:font-size-complex="2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3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name-complex="Arial1" style:font-size-complex="21pt" style:font-style-complex="normal" style:font-weight-complex="normal">
        <loext:char-complex-color loext:theme-type="light2" loext:color-type="theme"/>
      </style:text-properties>
    </style:style>
    <style:style style:name="MT4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>
        <loext:char-complex-color loext:theme-type="light2" loext:color-type="theme"/>
      </style:text-properties>
    </style:style>
    <style:style style:name="MT5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light2" loext:color-type="theme"/>
      </style:text-properties>
    </style:style>
    <style:style style:name="MT6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name-complex="Arial1" style:font-size-complex="13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35%"/>
      </text:list-level-style-number>
      <text:list-level-style-bullet text:level="2" text:bullet-char="•">
        <style:list-level-properties text:space-before="0.686cm" text:min-label-width="0.254cm"/>
        <style:text-properties fo:font-family="OpenSymbol" style:font-style-name="Regular" style:use-window-font-color="true" fo:font-size="70%"/>
      </text:list-level-style-bullet>
      <text:list-level-style-bullet text:level="3" text:bullet-char="●">
        <style:list-level-properties text:space-before="1.524cm" text:min-label-width="0.254cm"/>
        <style:text-properties fo:font-family="OpenSymbol" style:use-window-font-color="true" fo:font-size="3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333f4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Title_20_and_20_Content" style:display-name="Title and Content" style:page-layout-name="PM1" draw:style-name="Mdp1">
      <loext:theme loext:name="16-9 Dark Background">
        <loext:theme-colors loext:name="UT Brand Color Palette">
          <loext:color loext:name="dark1" loext:color="#be5700"/>
          <loext:color loext:name="light1" loext:color="#ffffff"/>
          <loext:color loext:name="dark2" loext:color="#d6d2c3"/>
          <loext:color loext:name="light2" loext:color="#333f48"/>
          <loext:color loext:name="accent1" loext:color="#f7961f"/>
          <loext:color loext:name="accent2" loext:color="#ffd600"/>
          <loext:color loext:name="accent3" loext:color="#a6cc57"/>
          <loext:color loext:name="accent4" loext:color="#579c41"/>
          <loext:color loext:name="accent5" loext:color="#00a8b6"/>
          <loext:color loext:name="accent6" loext:color="#005e86"/>
          <loext:color loext:name="hyperlink" loext:color="#bf5700"/>
          <loext:color loext:name="followed-hyperlink" loext:color="#9cadb7"/>
        </loext:theme-colors>
      </loext:theme>
      <draw:custom-shape presentation:style-name="Mpr1" draw:text-style-name="MP5" draw:layer="backgroundobjects" svg:width="19.665cm" svg:height="0.822cm" svg:x="0.019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" draw:text-style-name="MP6" draw:layer="backgroundobjects" svg:width="3.155cm" svg:height="0.822cm" svg:x="19.684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name="Title 4" presentation:style-name="Mpr3" draw:text-style-name="MP8" draw:layer="backgroundobjects" svg:width="22.435cm" svg:height="0.448cm" svg:x="0.019cm" svg:y="0.187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4" presentation:style-name="Mpr4" draw:text-style-name="MP13" draw:layer="backgroundobjects" svg:width="24.747cm" svg:height="12.665cm" svg:x="0.248cm" svg:y="1.165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" draw:style-name="Mgr3" draw:text-style-name="MP14" draw:layer="backgroundobjects" svg:width="2.764cm" svg:height="1.346cm" svg:x="22.836cm" svg:y="-0.2cm">
        <draw:image xlink:href="Pictures/10000001000005BC000002CBAD5F7E5B8B3FC21E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16-9 White Backgroud">
        <loext:theme-colors loext:name="UT Brand Color Palette">
          <loext:color loext:name="dark1" loext:color="#be5700"/>
          <loext:color loext:name="light1" loext:color="#ffffff"/>
          <loext:color loext:name="dark2" loext:color="#d6d2c3"/>
          <loext:color loext:name="light2" loext:color="#333f48"/>
          <loext:color loext:name="accent1" loext:color="#f7961f"/>
          <loext:color loext:name="accent2" loext:color="#ffd600"/>
          <loext:color loext:name="accent3" loext:color="#a6cc57"/>
          <loext:color loext:name="accent4" loext:color="#579c41"/>
          <loext:color loext:name="accent5" loext:color="#00a8b6"/>
          <loext:color loext:name="accent6" loext:color="#005e86"/>
          <loext:color loext:name="hyperlink" loext:color="#bf5700"/>
          <loext:color loext:name="followed-hyperlink" loext:color="#9cadb7"/>
        </loext:theme-colors>
      </loext:theme>
      <draw:custom-shape presentation:style-name="Mpr7" draw:text-style-name="MP5" draw:layer="backgroundobjects" svg:width="19.665cm" svg:height="0.822cm" svg:x="0.02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6" draw:layer="backgroundobjects" svg:width="3.155cm" svg:height="0.822cm" svg:x="19.685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name="Content Placeholder 2" presentation:style-name="Mpr9" draw:text-style-name="MP19" draw:layer="backgroundobjects" svg:width="24.747cm" svg:height="12.665cm" svg:x="0.248cm" svg:y="1.165cm" presentation:class="outline" presentation:user-transformed="true">
        <draw:text-box>
          <text:list text:style-name="ML4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" draw:style-name="Mgr3" draw:text-style-name="MP14" draw:layer="backgroundobjects" svg:width="2.764cm" svg:height="1.346cm" svg:x="22.836cm" svg:y="-0.2cm">
        <draw:image xlink:href="Pictures/10000001000005BC000002CBAD5F7E5B8B3FC21E.png" xlink:type="simple" xlink:show="embed" xlink:actuate="onLoad" draw:mime-type="image/png">
          <text:p/>
        </draw:image>
      </draw:frame>
      <draw:frame presentation:style-name="Default_20_6-title" draw:layer="backgroundobjects" svg:width="18.415cm" svg:height="0.822cm" svg:x="0.635cm" svg:y="0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mplate</dc:title>
    <meta:initial-creator>University Marketing and Creative Services</meta:initial-creator>
    <meta:editing-cycles>455</meta:editing-cycles>
    <meta:print-date>2023-12-03T14:38:58.143000000</meta:print-date>
    <meta:creation-date>2011-06-30T15:04:08</meta:creation-date>
    <dc:date>2023-12-26T18:25:45.125168533</dc:date>
    <meta:editing-duration>P5DT21H53M1S</meta:editing-duration>
    <meta:generator>LibreOffice/7.6.3.2$Linux_X86_64 LibreOffice_project/60$Build-2</meta:generator>
    <meta:printed-by>Arquivos PDF</meta:printed-by>
    <meta:document-statistic meta:object-count="69"/>
    <meta:user-defined meta:name="AppVersion">16.0000</meta:user-defined>
    <meta:user-defined meta:name="Notes" meta:value-type="float">5</meta:user-defined>
    <meta:user-defined meta:name="PresentationFormat">On-screen Show (16:9)</meta:user-defined>
    <meta:user-defined meta:name="Slides" meta:value-type="float">8</meta:user-defined>
  </office:meta>
</office:document-meta>
</file>